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style:tab-stops>
          <style:tab-stop style:position="6.641cm"/>
        </style:tab-stops>
      </style:paragraph-properties>
    </style:style>
    <style:style style:name="P3" style:family="paragraph" style:parent-style-name="Standard">
      <style:paragraph-properties>
        <style:tab-stops>
          <style:tab-stop style:position="6.641cm"/>
        </style:tab-stops>
      </style:paragraph-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liot, nous avons une mission pour toi !</text:p>
      <text:p text:style-name="Standard"/>
      <text:p text:style-name="Standard">-Ooooh ?! Chic alors !</text:p>
      <text:p text:style-name="Standard"/>
      <text:p text:style-name="Standard">Le visage d'abord surpris du blondin s'illumina soudainement d'une candide joie, tel un enfant à qui on avait offert un sachet de friandises. Une mission ? C'était la première qu'on lui confiait depuis qu'il avait rejoint ce mystérieux cercle d'adeptes qui promettait de lui offrir de la matière pour ses futurs récits de péripéties. Les yeux bleus grand écarquillés d'Elliot se posèrent avec un peu trop d'insistance sur le fidèle qui venait de lui annoncer la bonne nouvelle. Celui-ci lui rendit un regard circonspect, regrettant déjà sont choix pour cette affectation. Si la réputation de l'aventurier n'était pas encore faite, des rumeurs commençaient déjà à circuler sur son... utilité relative.</text:p>
      <text:p text:style-name="Standard"/>
      <text:p text:style-name="Standard">Mais cette mission était on ne peut plus simple, même pour un type aussi peu dégourdi que lui. Tout ce qu'il y avait à faire c'était s'introduire dans l'hôpital royal pour récupérer des fournitures médicales en tout genre, le cercle manquant cruellement de matériel de qualité. Simple, efficace, même le pire des demeurés y arriverait les doigts dans le nez. On fournissait même aux assignés une LISTE de ce qu'il fallait ramener. Easy peasy. Inratable. Le trait inquiet, l'homme regarda la nouvelle recrue Notos s'éloigner, ladite liste et une blouse pour faciliter l'infiltration en main.</text:p>
      <text:p text:style-name="Standard"/>
      <text:p text:style-name="Standard">Elliot se rendit d'un pas pressé à l'hôpital. Il était censé y retrouver une coéquipière pour la mission, une autre adepte de leur cercle qu'il ne connaissait pas -d'un autre côté, il ne connaissait encore personne si ce n'était Anna et ceux qui semblaient gérer le petit groupe. Le garçon trépignait d'impatience, excité comme une puce par cette nouvelle aventure qui se présentait à lui. Si ses velléités de voyage avaient quelque peu été mises à mal par son intégration au culte de Shou, il y avait gagné autant en mystère et en énigmes, pour son plus grand plaisir. Les tenants et les aboutissants des événements lui échappaient encore -il était question de renforcer leur déité dans l'optique de la lutte contre une autre divinité malfaisante, mais la portée de cette histoire le dépassait très largement- mais il ne faisait aucun doute que sa soif de périples serait abreuvée plus qu'il n'en fallait.</text:p>
      <text:p text:style-name="Standard"/>
      <text:p text:style-name="Standard">Mais pour l'heure, il fallait songer à comment mener à bien la première de cette longue série d'aventures. Et cela commençait par trouver son équipière du jour. Elliot arriva finalement aux abords de l'hôpital et se posta devant, son regard lapis-lazuli se mettant en quête de celle-ci. Il n'avait eu que peu d'informations à son sujet et cette première tâche s'avérait déjà ardue. Tout ce que le conteur savait, c'était qu'il devait chercher une femme à la peau mate. L'avantage, c'est que ça ne courait pas les rues de Londres. Après un moment d'oisiveté, il se souvint alors qu'on lui avait mentionné un point de rendez-vous un peu à l'écart de l'entrée principale de l'hôpital. Hélas, impossible pour lui de se souvenir très exactement du lieu mentionné. Eh bien, qu'à cela ne tienne, le garçon n'avait qu'à explorer toutes les rues alentours à la recherche d'une femme à la peau ébène qui... euh... eh bien qui attendait du coup.</text:p>
      <text:p text:style-name="Standard"/>
      <text:p text:style-name="Standard">Elliot mit donc à exécution son infaillible plan et commença à déambuler autour de l'hôpital dans les ruelles adjacentes. Au bout d'un certain temps -ou d'un temps certain-, il finit par repérer celle qui semblait correspondre aux caractéristiques qu'il cherchait. Le jeune homme à la chevelure d'or s'approcha d'elle et l'aborda sans ménagement.</text:p>
      <text:p text:style-name="Standard"/>
      <text:p text:style-name="Standard">-Salutations ! Vous êtes là pour cambrioler l'hôpital ?</text:p>
      <text:p text:style-name="P1">Son intervention fit sursauter la jeune femme qui lâcha même un juron sous la surprise avant de lui intimer de baisser d'un ton. Sensiblement du même âge que lui, la ressemblance s'arrêtait pourtant là. Celle qui se présenta sous le nom d'Aspasia Gaki -patronyme originaire des environs des Balkans, si Elliot avait dû deviner d'après son voyage dans cette région- avait la peau hâlée des natifs des pays du Sud, et les traits marqués de ceux qui ont eu une vie difficile. En comparaison, le teint pâle du garçon paraissait presque livide et sa peau lisse de bébé -quoique désormais légèrement abîmée par ses escapades maritimes à travers l'Europe des dernières années- semblait hurler ses origines bourgeoises.</text:p>
      <text:p text:style-name="Standard"/>
      <text:p text:style-name="Standard">Même leurs attitudes divergeaient avec force. L’exubérance d'Elliot jurait avec la discrétion dont faisait preuve son homologue. Celle-ci était vêtue d'une robe bleu marine qui, si elle semblait relativement peu appropriée pour s'infiltrer dans un hôpital, avait le mérite de passer relativement inaperçue et de se fondre un tant soit peu dans le décor. Sans passer par quatre chemins, elle lui révéla le plan qu'elle avait commencé à ourdir -probablement pendant l'éternité durant laquelle elle l'avait attendu- et sans plus de mondanités se dirigea vers l'entrée du bâtiment. Elliot lui emboîta le pas, souriant bêtement comme à son habitude.</text:p>
      <text:p text:style-name="Standard"/>
      <text:p text:style-name="Standard">-Qu'est-ce qui vous fait croire que c'est pour ça que je suis là ? Une pause. Ah, AH ! Vous êtes en état d'arrestation pour tentative de cambriolage du [i]Royal Hospital[/i] ! Une autre. Nan, je plaisante, je suis bien votre partenaire pour cette mission.</text:p>
      <text:p text:style-name="Standard"/>
      <text:p text:style-name="Standard">Le silence gênant qui s'installa à la suite suite de cette « plaisanterie » en disait long. D'aucuns diraient que le blondin avait été [i]légèrement[/i] traumatisé par son récent et bref séjour en prison suite à un regrettable malentendu. D'autres, plus pragmatiques, argueraient qu'il avait tout simplement été bercé trop près du mur étant bébé. Et ils détiendraient probablement tous une part de vérité. Toujours était-il que les deux compères du jour se retrouvèrent devant l'entrée de l'hôpital, Aspasia scrutant les alentours sans doute à la recherche de la fille qu'elle avait mentionnée un peu plus tôt. Elliot faillit faire remarquer qu'à ce compte-là, ils auraient pu se retrouver directement ici mais parvint miraculeusement à tenir sa langue -une fois n'est pas coutume-. Tenue en échec, la Grecque se tourna vers le bourgeois pour lui proposer un plan de secours en lui demandant s'il connaissait l'emplacement de la réserve.</text:p>
      <text:p text:style-name="Standard"/>
      <text:p text:style-name="Standard">-Absolument... pas. Par contre j'ai la liste, oui. </text:p>
      <text:p text:style-name="Standard"/>
      <text:p text:style-name="Standard">Pour illustrer ses dires, le conteur plongea une main dans la poche de sa blouse pour en tirer un bout de papier sur lequel étaient griffonnés les noms des produits et commissions qu'ils avaient pour mission de récupérer. Cela étant, elle ne leur serait pas d'une grande utilité tant qu'Elliot ne connaissait pas l'emplacement de ces objets à l'intérieur de la bâtisse.</text:p>
      <text:p text:style-name="Standard"/>
      <text:p text:style-name="Standard">-Vous savez où elle se trouve ? Vous pensez pouvoir les occuper assez longtemps pour que je fouille l'hôpital ? Sinon on peut essayer autre chose... On peut peut-être prétendre que vous êtes malade et que je dois m'occuper de vous ?</text:p>
      <text:p text:style-name="Standard"/>
      <text:p text:style-name="Standard">Étonnamment, Elliot ne semblait pas dire trop de conneries jusqu'à présent -à l'exception de son entrée en matière spectaculaire. Restait à savoir combien de temps cela allait durer. Et connaissant le bougre, le vent pouvait tourner [i]très[/i] rapidement...</text:p>
      <text:p text:style-name="P1">Les propositions du blondin semblèrent relativement convaincre la jeune femme -faute de grives, on mange des merles disait-on- qui opta pour un mélange entre son plan initial et sa dernière suggestion. Ainsi ils pénétreraient dans l'hôpital en prétendant être un soignant et la malade dont il s'occupe et, une fois à l'intérieur, leur plan deviendrait de trouver la connaissance d'Aspasia et de tenter de négocier avec elle. Elliot marqua un instant de réflexion et hocha finalement la tête. Ce n'est pas comme s'il avait d'autres idées de toute façon. L'hôpital était trop fréquenté pour qu'ils puissent espérer se faufiler sans se faire voir et ils n'allaient pas revenir de nuit pour... Wait ! Et si... L'idée stupide du conteur mourut heureusement dans son esprit avant qu'il n'ait eu le temps de la formuler lorsque sa camarade intervint à nouveau pour lui demander son nom.</text:p>
      <text:p text:style-name="Standard"/>
      <text:p text:style-name="Standard">-Oh, oui, pardon ! Elliot, enchanté.</text:p>
      <text:p text:style-name="Standard"/>
      <text:p text:style-name="P2">Il avait perdu l'habitude d'indiquer son nom de famille -sauf en de rares cas lorsque la situation l'exigeait- lorsqu'il se présentait il y avait bien longtemps de cela. La principale raison à cela était que son patronyme était relativement connu à Londres et qu'il ne voulait pas forcément être associé à sa famille -sauf dans certains cas spécifiques où l'influence que cela lui procurait pouvait le tirer d'un mauvais pas [i]*tousse* prison *tousse*[/i]- mais également parce cela avait tendance à changer le comportement des autres à son égard. L'attitude et les manières d'Elliot juraient vraiment <text:s/>avec son style et l'idée qu'on pouvait se faire de lui de prime abord -pour le pire ou le meilleur, ça ça restait à déterminer...</text:p>
      <text:p text:style-name="P2"/>
      <text:p text:style-name="P2">En attendant, c'était l'heure pour les deux compères d'entrer en scène. Par chance, ils étaient tous les deux habitués à se donner en spectacle -à des degrés et des fins différents certes- ce qui allait sans aucun doute leur faciliter la tâche. Elliot observa avec un sourire amusé Aspasia se rendre aussi mal en point que possible avant de lui prêter une épaule d'assistance factice et de se parer lui-même d'un air aussi préoccupé que possible. Les deux Notos se dirigèrent alors d'un pas mal-assuré vers l'entrée de l'hôpital. A cette heure de la journée, celui-ci grouillait de personnel s'agitant dans tous les sens. D'un côté, cela faisait beaucoup de monde. D'un autre, l'animation ambiante allait probablement les aider à passer un tant soit peu inaperçus. L'aventurier avança au milieu du hall d'entrée, refrénant autant que faire se pouvait son envie d'être distrait par tout ce qu'il se passait autour de lui.</text:p>
      <text:p text:style-name="P2"/>
      <text:p text:style-name="P2">-Qu'on aille me chercher Kate ! Et vite ! Kate Lawson ! Dépêchez-vous, cette femme est en piteux état !</text:p>
      <text:p text:style-name="P2"/>
      <text:p text:style-name="P2">Pas sûr qu'Aspasia avait véritablement prévu d'attirer l'attention de manière aussi directe, mais Elliot n'était pas du genre à faire dans la dentelle. Et il avait utilisé une voix aussi paniquée et autoritaire que possible, espérant ainsi que les médecins et infirmières, déjà préoccupés par leurs propres tâches, ne se posent pas trop de questions et obéissent aveuglément dans le feu de l'action. Ne restait plus maintenant qu'à espérer que personne ne vienne s'enquérir de sa « patiente » et de ce dont elle souffrait précisément...</text:p>
      <text:p text:style-name="P2"/>
      <text:p text:style-name="P2">La mission pouvait enfin commenc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25T10:58:23.95</meta:creation-date>
    <dc:date>2020-09-30T21:17:00.06</dc:date>
    <meta:editing-duration>PT7H58M46S</meta:editing-duration>
    <meta:editing-cycles>556</meta:editing-cycles>
    <meta:generator>OpenOffice/4.1.1$Win32 OpenOffice.org_project/411m6$Build-9775</meta:generator>
    <dc:creator>Théo </dc:creator>
    <meta:document-statistic meta:table-count="0" meta:image-count="0" meta:object-count="0" meta:page-count="3" meta:paragraph-count="23" meta:word-count="1685" meta:character-count="10294"/>
  </office:meta>
</office:document-meta>
</file>